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88.2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94.39pt"/>
    </style:style>
    <style:style style:name="co7" style:family="table-column">
      <style:table-column-properties fo:break-before="auto" style:column-width="175.44pt"/>
    </style:style>
    <style:style style:name="co8" style:family="table-column">
      <style:table-column-properties fo:break-before="auto" style:column-width="131.44pt"/>
    </style:style>
    <style:style style:name="co9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pt" svg:y="380.83pt">
            <loext:p draw:notify-on-update-of-ranges="Sheet1.A2:Sheet1.A9 Sheet1.B1:Sheet1.B1 Sheet1.B2:Sheet1.B9 Sheet1.C1:Sheet1.C1 Sheet1.C2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4.14pt" svg:y="375.53pt">
            <loext:p draw:notify-on-update-of-ranges="Sheet1.A2:Sheet1.A9 Sheet1.H1:Sheet1.H1 Sheet1.H2:Sheet1.H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15.28pt" svg:y="374.8pt">
            <loext:p draw:notify-on-update-of-ranges="Sheet1.A2:Sheet1.A9 Sheet1.F1:Sheet1.F1 Sheet1.F2:Sheet1.F9 Sheet1.G1:Sheet1.G1 Sheet1.G2:Sheet1.G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4.47pt" svg:y="720.43pt">
            <loext:p draw:notify-on-update-of-ranges="Sheet1.A1:Sheet1.A1 Sheet1.A2:Sheet1.A9 Sheet1.I1:Sheet1.I1 Sheet1.I2:Sheet1.I9 Sheet1.J1:Sheet1.J1 Sheet1.J2:Sheet1.J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ctivations</text:p>
          </table:table-cell>
          <table:table-cell office:value-type="string" calcext:value-type="string">
            <text:p>Abortions (NN)</text:p>
          </table:table-cell>
          <table:table-cell office:value-type="string" calcext:value-type="string">
            <text:p>Abortions (EDF)</text:p>
          </table:table-cell>
          <table:table-cell office:value-type="string" calcext:value-type="string">
            <text:p>Terminations (NN)</text:p>
          </table:table-cell>
          <table:table-cell office:value-type="string" calcext:value-type="string">
            <text:p>Terminations (EDF)</text:p>
          </table:table-cell>
          <table:table-cell office:value-type="string" calcext:value-type="string">
            <text:p>Preemptions (NN)</text:p>
          </table:table-cell>
          <table:table-cell office:value-type="string" calcext:value-type="string">
            <text:p>Preemptions (EDF)</text:p>
          </table:table-cell>
          <table:table-cell office:value-type="string" calcext:value-type="string">
            <text:p>Ratio (NN)</text:p>
          </table:table-cell>
          <table:table-cell office:value-type="string" calcext:value-type="string">
            <text:p>Avg Task Time (EDF)</text:p>
          </table:table-cell>
          <table:table-cell office:value-type="string" calcext:value-type="string">
            <text:p>Avg Task Time (NN)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formula="of:=[.B2]/[.A2]" office:value-type="float" office:value="0.0107913669064748" calcext:value-type="float">
            <text:p>0.0107913669</text:p>
          </table:table-cell>
          <table:table-cell office:value-type="float" office:value="5440433" calcext:value-type="float">
            <text:p>5440433</text:p>
          </table:table-cell>
          <table:table-cell office:value-type="float" office:value="5467153" calcext:value-type="float">
            <text:p>546715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553" calcext:value-type="float">
            <text:p>553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table:formula="of:=[.B3]/[.A3]" office:value-type="float" office:value="0.0108303249097473" calcext:value-type="float">
            <text:p>0.0108303249</text:p>
          </table:table-cell>
          <table:table-cell office:value-type="float" office:value="5450271" calcext:value-type="float">
            <text:p>5450271</text:p>
          </table:table-cell>
          <table:table-cell office:value-type="float" office:value="5409506" calcext:value-type="float">
            <text:p>540950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829" calcext:value-type="float">
            <text:p>829</text:p>
          </table:table-cell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table:formula="of:=[.B4]/[.A4]" office:value-type="float" office:value="0.0120336943441637" calcext:value-type="float">
            <text:p>0.0120336943</text:p>
          </table:table-cell>
          <table:table-cell office:value-type="float" office:value="5440289" calcext:value-type="float">
            <text:p>5440289</text:p>
          </table:table-cell>
          <table:table-cell office:value-type="float" office:value="5380952" calcext:value-type="float">
            <text:p>538095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532" calcext:value-type="float">
            <text:p>532</text:p>
          </table:table-cell>
          <table:table-cell office:value-type="float" office:value="524" calcext:value-type="float">
            <text:p>524</text:p>
          </table:table-cell>
          <table:table-cell office:value-type="float" office:value="532" calcext:value-type="float">
            <text:p>532</text:p>
          </table:table-cell>
          <table:table-cell table:formula="of:=[.B5]/[.A5]" office:value-type="float" office:value="0.00993676603432701" calcext:value-type="float">
            <text:p>0.009936766</text:p>
          </table:table-cell>
          <table:table-cell office:value-type="float" office:value="5440723" calcext:value-type="float">
            <text:p>5440723</text:p>
          </table:table-cell>
          <table:table-cell office:value-type="float" office:value="5400365" calcext:value-type="float">
            <text:p>540036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 office:value-type="float" office:value="1381" calcext:value-type="float">
            <text:p>1381</text:p>
          </table:table-cell>
          <table:table-cell office:value-type="float" office:value="644" calcext:value-type="float">
            <text:p>644</text:p>
          </table:table-cell>
          <table:table-cell office:value-type="float" office:value="667" calcext:value-type="float">
            <text:p>667</text:p>
          </table:table-cell>
          <table:table-cell table:formula="of:=[.B6]/[.A6]" office:value-type="float" office:value="0.012292118582791" calcext:value-type="float">
            <text:p>0.0122921186</text:p>
          </table:table-cell>
          <table:table-cell office:value-type="float" office:value="5442433" calcext:value-type="float">
            <text:p>5442433</text:p>
          </table:table-cell>
          <table:table-cell office:value-type="float" office:value="5395161" calcext:value-type="float">
            <text:p>5395161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float" office:value="1657" calcext:value-type="float">
            <text:p>1657</text:p>
          </table:table-cell>
          <table:table-cell office:value-type="float" office:value="775" calcext:value-type="float">
            <text:p>775</text:p>
          </table:table-cell>
          <table:table-cell office:value-type="float" office:value="800" calcext:value-type="float">
            <text:p>800</text:p>
          </table:table-cell>
          <table:table-cell table:formula="of:=[.B7]/[.A7]" office:value-type="float" office:value="0.013855421686747" calcext:value-type="float">
            <text:p>0.0138554217</text:p>
          </table:table-cell>
          <table:table-cell office:value-type="float" office:value="5440555" calcext:value-type="float">
            <text:p>5440555</text:p>
          </table:table-cell>
          <table:table-cell office:value-type="float" office:value="5351897" calcext:value-type="float">
            <text:p>535189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 office:value-type="float" office:value="1934" calcext:value-type="float">
            <text:p>1934</text:p>
          </table:table-cell>
          <table:table-cell office:value-type="float" office:value="903" calcext:value-type="float">
            <text:p>903</text:p>
          </table:table-cell>
          <table:table-cell office:value-type="float" office:value="932" calcext:value-type="float">
            <text:p>932</text:p>
          </table:table-cell>
          <table:table-cell table:formula="of:=[.B8]/[.A8]" office:value-type="float" office:value="0.0134297520661157" calcext:value-type="float">
            <text:p>0.0134297521</text:p>
          </table:table-cell>
          <table:table-cell office:value-type="float" office:value="5440020" calcext:value-type="float">
            <text:p>5440020</text:p>
          </table:table-cell>
          <table:table-cell office:value-type="float" office:value="5374737" calcext:value-type="float">
            <text:p>5374737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float" office:value="2210" calcext:value-type="float">
            <text:p>2210</text:p>
          </table:table-cell>
          <table:table-cell office:value-type="float" office:value="1027" calcext:value-type="float">
            <text:p>1027</text:p>
          </table:table-cell>
          <table:table-cell office:value-type="float" office:value="1066" calcext:value-type="float">
            <text:p>1066</text:p>
          </table:table-cell>
          <table:table-cell table:formula="of:=[.B9]/[.A9]" office:value-type="float" office:value="0.0117593848937133" calcext:value-type="float">
            <text:p>0.0117593849</text:p>
          </table:table-cell>
          <table:table-cell office:value-type="float" office:value="5441628" calcext:value-type="float">
            <text:p>5441628</text:p>
          </table:table-cell>
          <table:table-cell office:value-type="float" office:value="5381868" calcext:value-type="float">
            <text:p>53818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20:17:23.888701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9:29:02.457275242</meta:creation-date>
    <dc:date>2018-11-27T21:16:04.381781050</dc:date>
    <meta:editing-duration>PT50M50S</meta:editing-duration>
    <meta:editing-cycles>7</meta:editing-cycles>
    <meta:generator>LibreOffice/5.1.6.2$Linux_X86_64 LibreOffice_project/10m0$Build-2</meta:generator>
    <meta:document-statistic meta:table-count="1" meta:cell-count="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15cm" svg:y="0.316cm" chart:style-name="ch2">
          <text:p>Abortions by Scheduler</text:p>
        </chart:title>
        <chart:legend chart:legend-position="end" svg:x="12.784cm" svg:y="3.952cm" style:legend-expansion="high" chart:style-name="ch3"/>
        <chart:plot-area chart:style-name="ch4" table:cell-range-address="Sheet1.A1:Sheet1.C9" chart:data-source-has-labels="both" svg:x="1.331cm" svg:y="1.275cm" svg:width="11.133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01cm" svg:y="1.311cm" svg:width="10.413cm" svg:height="5.8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014cm" svg:y="8.019cm" chart:style-name="ch6">
              <text:p>Number of Jobs Activated</text:p>
            </chart:title>
            <chart:categories table:cell-range-address="Sheet1.A2:Sheet1.A9"/>
            <chart:grid chart:style-name="ch7" chart:class="major"/>
          </chart:axis>
          <chart:axis chart:dimension="y" chart:name="primary-y" chart:style-name="ch8">
            <chart:title svg:x="0.451cm" svg:y="5.567cm" chart:style-name="ch9">
              <text:p>Aborted Jobs</text:p>
            </chart:title>
            <chart:grid chart:style-name="ch7" chart:class="major"/>
          </chart:axis>
          <chart:axis chart:dimension="z" chart:name="primary-z" chart:style-name="ch5"/>
          <chart:series chart:style-name="ch10" chart:values-cell-range-address="Sheet1.B2:Sheet1.B9" chart:label-cell-address="Sheet1.B1:Sheet1.B1" chart:class="chart:bar">
            <chart:data-point chart:repeated="8"/>
          </chart:series>
          <chart:series chart:style-name="ch11" chart:values-cell-range-address="Sheet1.C2:Sheet1.C9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ortions (NN)</text:p>
                <draw:g>
                  <svg:desc>Sheet1.B1:Sheet1.B1</svg:desc>
                </draw:g>
              </table:table-cell>
              <table:table-cell office:value-type="string">
                <text:p>Abortions (EDF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278">
                <text:p>278</text:p>
                <draw:g>
                  <svg:desc>Sheet1.A2:Sheet1.A9</svg:desc>
                </draw:g>
              </table:table-cell>
              <table:table-cell office:value-type="float" office:value="3">
                <text:p>3</text:p>
                <draw:g>
                  <svg:desc>Sheet1.B2:Sheet1.B9</svg:desc>
                </draw:g>
              </table:table-cell>
              <table:table-cell office:value-type="float" office:value="0">
                <text:p>0</text:p>
                <draw:g>
                  <svg:desc>Sheet1.C2:Sheet1.C9</svg:desc>
                </draw:g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1">
                <text:p>22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95cm" svg:y="0.316cm" chart:style-name="ch2">
          <text:p>Abortion Ratios</text:p>
        </chart:title>
        <chart:legend chart:legend-position="end" svg:x="13.068cm" svg:y="4.201cm" style:legend-expansion="high" chart:style-name="ch3"/>
        <chart:plot-area chart:style-name="ch4" table:cell-range-address="Sheet1.A2:Sheet1.A9 Sheet1.H1:Sheet1.H9" chart:data-source-has-labels="both" svg:x="1.331cm" svg:y="1.275cm" svg:width="11.417cm" svg:height="6.564cm">
          <chartooo:coordinate-region svg:x="2.429cm" svg:y="1.474cm" svg:width="9.947cm" svg:height="5.718cm"/>
          <chart:axis chart:dimension="x" chart:name="primary-x" chart:style-name="ch5" chartooo:axis-type="auto">
            <chartooo:date-scale/>
            <chart:title svg:x="5.156cm" svg:y="8.019cm" chart:style-name="ch6">
              <text:p>Number of Jobs Activated</text:p>
            </chart:title>
            <chart:categories table:cell-range-address="Sheet1.A2:Sheet1.A9"/>
          </chart:axis>
          <chart:axis chart:dimension="y" chart:name="primary-y" chart:style-name="ch5">
            <chart:title svg:x="0.451cm" svg:y="7.128cm" chart:style-name="ch7">
              <text:p>Ratio of Abortions to Jobs Activated</text:p>
            </chart:title>
            <chart:grid chart:style-name="ch8" chart:class="major"/>
          </chart:axis>
          <chart:series chart:style-name="ch9" chart:values-cell-range-address="Sheet1.H2:Sheet1.H9" chart:label-cell-address="Sheet1.H1:Sheet1.H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(NN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278">
                <text:p>278</text:p>
                <draw:g>
                  <svg:desc>Sheet1.A2:Sheet1.A9</svg:desc>
                </draw:g>
              </table:table-cell>
              <table:table-cell office:value-type="float" office:value="0.0107913669064748">
                <text:p>0.0107913669064748</text:p>
                <draw:g>
                  <svg:desc>Sheet1.H2:Sheet1.H9</svg:desc>
                </draw:g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108303249097473">
                <text:p>0.0108303249097473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120336943441637">
                <text:p>0.0120336943441637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0.00993676603432701">
                <text:p>0.00993676603432701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0.012292118582791">
                <text:p>0.012292118582791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.013855421686747">
                <text:p>0.013855421686747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0.0134297520661157">
                <text:p>0.0134297520661157</text:p>
              </table:table-cell>
            </table:table-row>
            <table:table-row>
              <table:table-cell office:value-type="float" office:value="2211">
                <text:p>2211</text:p>
              </table:table-cell>
              <table:table-cell office:value-type="float" office:value="0.0117593848937133">
                <text:p>0.0117593848937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73cm" svg:y="0.316cm" chart:style-name="ch2">
          <text:p>Preemptions</text:p>
        </chart:title>
        <chart:legend chart:legend-position="end" svg:x="12.308cm" svg:y="3.952cm" style:legend-expansion="high" chart:style-name="ch3"/>
        <chart:plot-area chart:style-name="ch4" table:cell-range-address="Sheet1.A2:Sheet1.A9 Sheet1.F1:Sheet1.G9" chart:data-source-has-labels="both" svg:x="1.331cm" svg:y="1.275cm" svg:width="10.657cm" svg:height="6.564cm">
          <chartooo:coordinate-region svg:x="2.323cm" svg:y="1.474cm" svg:width="9.665cm" svg:height="5.718cm"/>
          <chart:axis chart:dimension="x" chart:name="primary-x" chart:style-name="ch5" chartooo:axis-type="auto">
            <chartooo:date-scale/>
            <chart:title svg:x="4.776cm" svg:y="8.019cm" chart:style-name="ch6">
              <text:p>Number of Jobs Activated</text:p>
            </chart:title>
            <chart:categories table:cell-range-address="Sheet1.A2:Sheet1.A9"/>
          </chart:axis>
          <chart:axis chart:dimension="y" chart:name="primary-y" chart:style-name="ch7">
            <chart:title svg:x="0.451cm" svg:y="5.527cm" chart:style-name="ch8">
              <text:p>Preemptions</text:p>
            </chart:title>
            <chart:grid chart:style-name="ch9" chart:class="major"/>
          </chart:axis>
          <chart:series chart:style-name="ch10" chart:values-cell-range-address="Sheet1.F2:Sheet1.F9" chart:label-cell-address="Sheet1.F1:Sheet1.F1" chart:class="chart:bar">
            <chart:data-point chart:repeated="8"/>
          </chart:series>
          <chart:series chart:style-name="ch11" chart:values-cell-range-address="Sheet1.G2:Sheet1.G9" chart:label-cell-address="Sheet1.G1:Sheet1.G1" chart:class="chart:bar">
            <chart:data-point chart:repeated="6"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emptions (NN)</text:p>
                <draw:g>
                  <svg:desc>Sheet1.F1:Sheet1.F1</svg:desc>
                </draw:g>
              </table:table-cell>
              <table:table-cell office:value-type="string">
                <text:p>Preemptions (EDF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278">
                <text:p>278</text:p>
                <draw:g>
                  <svg:desc>Sheet1.A2:Sheet1.A9</svg:desc>
                </draw:g>
              </table:table-cell>
              <table:table-cell office:value-type="float" office:value="128">
                <text:p>128</text:p>
                <draw:g>
                  <svg:desc>Sheet1.F2:Sheet1.F9</svg:desc>
                </draw:g>
              </table:table-cell>
              <table:table-cell office:value-type="float" office:value="132">
                <text:p>132</text:p>
                <draw:g>
                  <svg:desc>Sheet1.G2:Sheet1.G9</svg:desc>
                </draw:g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263">
                <text:p>26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383">
                <text:p>38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524">
                <text:p>52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644">
                <text:p>644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775">
                <text:p>7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903">
                <text:p>903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2211">
                <text:p>2211</text:p>
              </table:table-cell>
              <table:table-cell office:value-type="float" office:value="1027">
                <text:p>1027</text:p>
              </table:table-cell>
              <table:table-cell office:value-type="float" office:value="1066">
                <text:p>10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87cm" svg:y="0.316cm" chart:style-name="ch2">
          <text:p>Average Task Completion Time</text:p>
        </chart:title>
        <chart:legend chart:legend-position="end" svg:x="10.211cm" svg:y="3.454cm" style:legend-expansion="high" chart:style-name="ch3"/>
        <chart:plot-area chart:style-name="ch4" table:cell-range-address="Sheet1.A1:Sheet1.A9 Sheet1.I1:Sheet1.J9" chart:data-source-has-labels="both" svg:x="1.331cm" svg:y="1.275cm" svg:width="8.56cm" svg:height="6.564cm">
          <chartooo:coordinate-region svg:x="2.878cm" svg:y="1.474cm" svg:width="6.641cm" svg:height="5.718cm"/>
          <chart:axis chart:dimension="x" chart:name="primary-x" chart:style-name="ch5" chartooo:axis-type="auto">
            <chart:title svg:x="4.773cm" svg:y="8.019cm" chart:style-name="ch6">
              <text:p>Activations</text:p>
            </chart:title>
            <chart:categories table:cell-range-address="Sheet1.A2:Sheet1.A9"/>
          </chart:axis>
          <chart:axis chart:dimension="y" chart:name="primary-y" chart:style-name="ch5">
            <chart:title svg:x="0.451cm" svg:y="6.361cm" chart:style-name="ch7">
              <text:p>Milliseconds (simulated)</text:p>
            </chart:title>
            <chart:grid chart:style-name="ch8" chart:class="major"/>
          </chart:axis>
          <chart:series chart:style-name="ch9" chart:values-cell-range-address="Sheet1.I2:Sheet1.I9" chart:label-cell-address="Sheet1.I1:Sheet1.I1" chart:class="chart:scatter">
            <chart:domain table:cell-range-address="Sheet1.A2:Sheet1.A9"/>
            <chart:regression-curve chart:style-name="ch10"/>
            <chart:data-point chart:repeated="8"/>
          </chart:series>
          <chart:series chart:style-name="ch11" chart:values-cell-range-address="Sheet1.J2:Sheet1.J9" chart:label-cell-address="Sheet1.J1:Sheet1.J1" chart:class="chart:scatter">
            <chart:regression-curve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Task Time (EDF)</text:p>
                <draw:g>
                  <svg:desc>Sheet1.I1:Sheet1.I1</svg:desc>
                </draw:g>
              </table:table-cell>
              <table:table-cell office:value-type="string">
                <text:p>Avg Task Time (NN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278">
                <text:p>278</text:p>
                <draw:g>
                  <svg:desc>Sheet1.A2:Sheet1.A9</svg:desc>
                </draw:g>
              </table:table-cell>
              <table:table-cell office:value-type="float" office:value="5440433">
                <text:p>5440433</text:p>
                <draw:g>
                  <svg:desc>Sheet1.I2:Sheet1.I9</svg:desc>
                </draw:g>
              </table:table-cell>
              <table:table-cell office:value-type="float" office:value="5467153">
                <text:p>5467153</text:p>
                <draw:g>
                  <svg:desc>Sheet1.J2:Sheet1.J9</svg:desc>
                </draw:g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5450271">
                <text:p>5450271</text:p>
              </table:table-cell>
              <table:table-cell office:value-type="float" office:value="5409506">
                <text:p>5409506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5440289">
                <text:p>5440289</text:p>
              </table:table-cell>
              <table:table-cell office:value-type="float" office:value="5380952">
                <text:p>5380952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5440723">
                <text:p>5440723</text:p>
              </table:table-cell>
              <table:table-cell office:value-type="float" office:value="5400365">
                <text:p>5400365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5442433">
                <text:p>5442433</text:p>
              </table:table-cell>
              <table:table-cell office:value-type="float" office:value="5395161">
                <text:p>5395161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5440555">
                <text:p>5440555</text:p>
              </table:table-cell>
              <table:table-cell office:value-type="float" office:value="5351897">
                <text:p>5351897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5440020">
                <text:p>5440020</text:p>
              </table:table-cell>
              <table:table-cell office:value-type="float" office:value="5374737">
                <text:p>5374737</text:p>
              </table:table-cell>
            </table:table-row>
            <table:table-row>
              <table:table-cell office:value-type="float" office:value="2211">
                <text:p>2211</text:p>
              </table:table-cell>
              <table:table-cell office:value-type="float" office:value="5441628">
                <text:p>5441628</text:p>
              </table:table-cell>
              <table:table-cell office:value-type="float" office:value="5381868">
                <text:p>53818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